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99000000CC00D5C231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RW Chancery L" svg:font-family="'URW Chancery L'" style:font-adornments="Medium Ital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06b1cf" officeooo:paragraph-rsid="0006b1cf"/>
    </style:style>
    <style:style style:name="P3" style:family="paragraph" style:parent-style-name="Text_20_body">
      <style:text-properties officeooo:rsid="00066ddf" officeooo:paragraph-rsid="00088fd6"/>
    </style:style>
    <style:style style:name="P4" style:family="paragraph" style:parent-style-name="Text_20_body">
      <style:text-properties fo:font-style="italic" style:font-style-asian="italic" style:font-style-complex="italic"/>
    </style:style>
    <style:style style:name="P5" style:family="paragraph" style:parent-style-name="Text_20_body">
      <style:paragraph-properties fo:margin-left="1cm" fo:margin-right="0cm" fo:text-indent="0.499cm" style:auto-text-indent="false"/>
      <style:text-properties officeooo:paragraph-rsid="00088fd6"/>
    </style:style>
    <style:style style:name="P6" style:family="paragraph" style:parent-style-name="Text_20_body">
      <style:paragraph-properties fo:margin-left="1cm" fo:margin-right="0cm" fo:text-indent="0.499cm" style:auto-text-indent="false"/>
      <style:text-properties officeooo:rsid="0006b1cf" officeooo:paragraph-rsid="00088fd6"/>
    </style:style>
    <style:style style:name="P7" style:family="paragraph" style:parent-style-name="Text_20_body">
      <style:paragraph-properties fo:margin-left="1cm" fo:margin-right="0cm" fo:text-indent="0.499cm" style:auto-text-indent="false"/>
      <style:text-properties officeooo:rsid="000e19a9" officeooo:paragraph-rsid="000e19a9"/>
    </style:style>
    <style:style style:name="P8" style:family="paragraph" style:parent-style-name="Text_20_body">
      <style:paragraph-properties fo:margin-left="1cm" fo:margin-right="0cm" fo:text-indent="0.499cm" style:auto-text-indent="false"/>
      <style:text-properties officeooo:rsid="000e19a9" officeooo:paragraph-rsid="001256ea"/>
    </style:style>
    <style:style style:name="P9" style:family="paragraph" style:parent-style-name="Text_20_body">
      <style:paragraph-properties fo:margin-left="1cm" fo:margin-right="0cm" fo:text-indent="0.499cm" style:auto-text-indent="false"/>
      <style:text-properties officeooo:rsid="001256ea" officeooo:paragraph-rsid="001256ea"/>
    </style:style>
    <style:style style:name="P10" style:family="paragraph" style:parent-style-name="Text_20_body">
      <style:paragraph-properties fo:margin-left="1cm" fo:margin-right="0cm" fo:text-indent="0.499cm" style:auto-text-indent="false" fo:background-color="transparent">
        <style:background-image/>
      </style:paragraph-properties>
      <style:text-properties officeooo:rsid="00066ddf" officeooo:paragraph-rsid="0006b1cf"/>
    </style:style>
    <style:style style:name="P11" style:family="paragraph" style:parent-style-name="Text_20_body">
      <style:paragraph-properties fo:margin-left="1.499cm" fo:margin-right="0cm" fo:text-indent="0.499cm" style:auto-text-indent="false"/>
      <style:text-properties officeooo:rsid="0009db2d" officeooo:paragraph-rsid="0009db2d"/>
    </style:style>
    <style:style style:name="P12" style:family="paragraph" style:parent-style-name="Text_20_body">
      <style:paragraph-properties fo:margin-left="1.499cm" fo:margin-right="0cm" fo:text-indent="0.499cm" style:auto-text-indent="false"/>
      <style:text-properties officeooo:rsid="000ac990" officeooo:paragraph-rsid="000ac990"/>
    </style:style>
    <style:style style:name="P13" style:family="paragraph" style:parent-style-name="Text_20_body">
      <style:paragraph-properties fo:margin-left="0cm" fo:margin-right="0cm" fo:text-indent="0cm" style:auto-text-indent="false"/>
      <style:text-properties officeooo:paragraph-rsid="000d118c"/>
    </style:style>
    <style:style style:name="P14" style:family="paragraph" style:parent-style-name="Text_20_body" style:list-style-name="L1">
      <style:text-properties officeooo:rsid="000d118c" officeooo:paragraph-rsid="000d118c"/>
    </style:style>
    <style:style style:name="P15" style:family="paragraph" style:parent-style-name="Text_20_body" style:list-style-name="L1">
      <style:text-properties officeooo:rsid="001449c8" officeooo:paragraph-rsid="001449c8"/>
    </style:style>
    <style:style style:name="P16" style:family="paragraph" style:parent-style-name="Title" style:master-page-name="Standard">
      <style:paragraph-properties style:page-number="auto"/>
    </style:style>
    <style:style style:name="P17" style:family="paragraph" style:parent-style-name="Heading_20_2">
      <style:paragraph-properties fo:margin-left="0.499cm" fo:margin-right="0cm" fo:text-indent="0cm" style:auto-text-indent="false"/>
    </style:style>
    <style:style style:name="T1" style:family="text">
      <style:text-properties officeooo:rsid="00066ddf"/>
    </style:style>
    <style:style style:name="T2" style:family="text">
      <style:text-properties officeooo:rsid="0006b1cf"/>
    </style:style>
    <style:style style:name="T3" style:family="text">
      <style:text-properties officeooo:rsid="00088fd6"/>
    </style:style>
    <style:style style:name="T4" style:family="text">
      <style:text-properties officeooo:rsid="0009ff26"/>
    </style:style>
    <style:style style:name="T5" style:family="text">
      <style:text-properties officeooo:rsid="000ac990"/>
    </style:style>
    <style:style style:name="T6" style:family="text">
      <style:text-properties officeooo:rsid="000e19a9"/>
    </style:style>
    <style:style style:name="T7" style:family="text">
      <style:text-properties officeooo:rsid="001063c3"/>
    </style:style>
    <style:style style:name="T8" style:family="text">
      <style:text-properties officeooo:rsid="0011e175"/>
    </style:style>
    <style:style style:name="T9" style:family="text">
      <style:text-properties officeooo:rsid="0013703f"/>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Magnacards </text:p>
      <text:p text:style-name="Subtitle">règles</text:p>
      <text:p text:style-name="Text_20_body"/>
      <text:p text:style-name="P4">Magnacards est un jeu de cartes révolutionnaire (ou pas). Il se basent principalement sur des combinaison. Ce manuel est organisé en plusieurs partie :</text:p>
      <text:p text:style-name="P4"/>
      <text:list xml:id="list131479300507161660" text:style-name="L1">
        <text:list-item>
          <text:p text:style-name="P14">Règles de base</text:p>
          <text:list>
            <text:list-item>
              <text:p text:style-name="P14">Préparation du duel</text:p>
            </text:list-item>
            <text:list-item>
              <text:p text:style-name="P14">Déroulement du duel</text:p>
              <text:list>
                <text:list-item>
                  <text:p text:style-name="P14">La phase préparatoire</text:p>
                </text:list-item>
                <text:list-item>
                  <text:p text:style-name="P14">La phase de combat</text:p>
                </text:list-item>
              </text:list>
            </text:list-item>
          </text:list>
        </text:list-item>
        <text:list-item>
          <text:p text:style-name="P14">Combinaison<text:span text:style-name="T6">s</text:span></text:p>
          <text:list>
            <text:list-item>
              <text:p text:style-name="P15">Principe</text:p>
            </text:list-item>
            <text:list-item>
              <text:p text:style-name="P15">Combiner deux cartes</text:p>
            </text:list-item>
          </text:list>
        </text:list-item>
      </text:list>
      <text:p text:style-name="P13"/>
      <text:p text:style-name="P2"/>
      <text:h text:style-name="Heading_20_1" text:outline-level="1">I. Règles de base</text:h>
      <text:p text:style-name="P3">Deux joueurs s'affrontent lors d'un duel. </text:p>
      <text:h text:style-name="Heading_20_2" text:outline-level="2"><text:span text:style-name="T1">1. Préparation</text:span> du duel</text:h>
      <text:p text:style-name="P6">Les joueurs se distribuent les cartes en deux decks (il ne doivent pas connaître le contenu et l'ordre de leurs decks) et prennent une carte joueur qui est immédiatement active. Afin de composer leurs mains il prennent les dix premières cartes de leurs decks ainsi que dix cartes combinaisons qui elles sont positionnées dans un deck collectif.</text:p>
      <text:p text:style-name="P5"/>
      <text:h text:style-name="Heading_20_2" text:outline-level="2"><text:soft-page-break/><text:span text:style-name="T3">2. Déroulement du duel <text:s/></text:span><text:tab/></text:h>
      <text:p text:style-name="P10">Le duel est <text:span text:style-name="T4">divisé en tours et </text:span>compos<text:span text:style-name="T2">é</text:span> de deux phases, premièrement la phase préparatoire et <text:span text:style-name="T3">secondement</text:span> la phase de combat.</text:p>
      <text:h text:style-name="Heading_20_3" text:outline-level="3">1. La phase préparatoire</text:h>
      <text:p text:style-name="P11">La phase préparatoire dure <text:span text:style-name="T4">quinze</text:span> tours, elle permet aux joueurs de se préparer au combat. Ainsi durant cette phase toute attaque est interdite par contre le nombre de carte pioché par tour est doublé <text:span text:style-name="T4">(on passe donc de deux cartes à quatre et de une combinaison tous les deux tours à une combinaison par tours)</text:span>.</text:p>
      <text:p text:style-name="P11"/>
      <text:h text:style-name="Heading_20_3" text:outline-level="3">2. <text:span text:style-name="T5">La phase de combat</text:span></text:h>
      <text:p text:style-name="P12">La phase de combat est la phase principale du duel car c'est durant celle-ci que les joueurs attaquent (ou se défendent de) l'autre. Le tirage des cartes ce déroule de cette manière, les joueurs piochent deux cartes dans leurs decks par tour et une combinaison tous les deux tours.</text:p>
      <text:p text:style-name="P12"/>
      <text:h text:style-name="Heading_20_1" text:outline-level="1">II. <text:span text:style-name="T6">C</text:span>ombinaison<text:span text:style-name="T6">s</text:span></text:h>
      <text:p text:style-name="P7">Les combinaisons forment l'originalité du jeu, le principe est très <text:span text:style-name="T8">simple mais </text:span>permet <text:span text:style-name="T8">d'obtenir des cartes rares à partir</text:span> de carte commune.</text:p>
      <text:h text:style-name="P17" text:outline-level="2">1. Principe</text:h>
      <text:p text:style-name="P8">les combinaison<text:span text:style-name="T8">s</text:span> sont <text:span text:style-name="T8">(</text:span>comme le dit leurs noms<text:span text:style-name="T8">)</text:span> <text:s/><text:span text:style-name="T7">des combinaisons de deux cartes qui permettent d'obtenir des cartes qui ne s'obtiennent pas autrement et qui souvent on des pouvoirs très puissants. </text:span></text:p>
      <text:h text:style-name="Heading_20_2" text:outline-level="2">2. Combiner deux cartes</text:h>
      <text:p text:style-name="P9">Pour réaliser une combinaison il faut avoir pioché la carte de cette combinaison dans le deck commun de combinaisons. Après durant votre tour vous pouvez dire que vous souhaiter utiliser cette combinaison et montrer les cartes nécésaire a cette <text:soft-page-break/>combinaison, ainsi la carte combinaison devient active et les cartes que vous avez utiliser pour <text:s/>faire la combinaison vont <text:span text:style-name="T9">à la poubelle. </text:span><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URW Chancery L" svg:font-family="'URW Chancery L'" style:font-adornments="Medium Ital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20%" fo:text-align="justify" style:justify-single-word="false" fo:hyphenation-ladder-count="no-limit" fo:text-indent="0.499cm" style:auto-text-indent="false" style:page-number="auto" style:shadow="none">
        <style:tab-stops/>
      </style:paragraph-properties>
      <style:text-properties style:font-name="URW Chancery L" fo:font-family="'URW Chancery L'" style:font-style-name="Medium Italic" style:font-pitch="variable" fo:font-size="15pt" fo:font-style="italic" fo:font-weight="normal"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style:font-name="URW Chancery L" fo:font-family="'URW Chancery L'" style:font-style-name="Medium Italic" style:font-pitch="variable" fo:font-size="28pt" fo:font-style="italic"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URW Chancery L" fo:font-family="'URW Chancery L'" style:font-style-name="Medium Italic" style:font-pitch="variable" fo:font-size="18pt" fo:font-style="italic" fo:font-weight="normal"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URW Chancery L" fo:font-family="'URW Chancery L'" style:font-style-name="Medium Italic" style:font-pitch="variable" fo:font-size="135%" fo:font-style="italic" fo:font-weight="normal"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499cm" style:auto-text-indent="false"/>
      <style:text-properties style:font-name="URW Chancery L" fo:font-family="'URW Chancery L'" style:font-style-name="Medium Italic" style:font-pitch="variable" fo:font-size="120%" fo:font-style="italic"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1cm" style:auto-text-indent="false" fo:background-color="transparent" style:shadow="none">
        <style:drop-cap/>
        <style:background-image/>
      </style:paragraph-properties>
      <style:text-properties style:use-window-font-color="true" style:text-line-through-style="none" style:text-line-through-type="none" style:font-name="URW Chancery L" fo:font-family="'URW Chancery L'" style:font-style-name="Medium Italic" style:font-pitch="variable" fo:font-size="16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er" style:family="paragraph" style:parent-style-name="Standard" style:class="extra" style:master-page-name="">
      <style:paragraph-properties style:page-number="auto" style:shadow="none" text:number-lines="false" text:line-number="0">
        <style:tab-stops>
          <style:tab-stop style:position="8.5cm" style:type="center"/>
          <style:tab-stop style:position="17cm" style:type="right"/>
        </style:tab-stops>
      </style:paragraph-properties>
      <style:text-properties style:font-name="URW Chancery L" fo:font-family="'URW Chancery L'" style:font-style-name="Medium Italic" style:font-pitch="variable" fo:font-size="13pt" fo:font-style="italic" fo:font-weight="normal" style:font-size-asian="10.5pt" style:text-rotation-angle="0" style:text-rotation-scale="line-heigh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xlink:href="Pictures/100000000000099000000CC00D5C2319.jp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age-count>3</text:page-count></text:p>
      </style:footer>
    </style:master-page>
    <style:master-page style:name="First_20_Page" style:display-name="First Page" style:page-layout-name="Mpm2" style:next-style-name="Standard">
      <style:footer>
        <text:p text:style-name="Footer"/>
      </style:footer>
    </style:master-page>
    <style:master-page style:name="Parchemin"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30T17:50:50.565473604</meta:creation-date>
    <dc:date>2015-12-02T18:33:14.815872632</dc:date>
    <meta:editing-duration>PT48M21S</meta:editing-duration>
    <meta:editing-cycles>8</meta:editing-cycles>
    <meta:generator>LibreOffice/4.3.3.2$Linux_X86_64 LibreOffice_project/430m0$Build-2</meta:generator>
    <meta:document-statistic meta:table-count="0" meta:image-count="0" meta:object-count="0" meta:page-count="3" meta:paragraph-count="28" meta:word-count="387" meta:character-count="2303" meta:non-whitespace-character-count="1942"/>
  </office:meta>
</office:document-meta>
</file>